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co3" style:family="table-column">
      <style:table-column-properties fo:break-before="auto" style:column-width="1.78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916666666666665in"/>
    </style:style>
    <style:style style:name="co7" style:family="table-column">
      <style:table-column-properties fo:break-before="auto" style:column-width="1.65625in"/>
    </style:style>
    <style:style style:name="co8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location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tion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563">
            <text:p>563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406">
            <text:p>406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4907">
            <text:p>4907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963">
            <text:p>1963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5840">
            <text:p>5840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5760">
            <text:p>15760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850">
            <text:p>1850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155">
            <text:p>115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28">
            <text:p>1228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5252">
            <text:p>5252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1876">
            <text:p>11876</text:p>
          </table:table-cell>
        </table:table-row>
        <table:table-row table:style-name="ro2">
          <table:table-cell table:style-name="ce21" office:value-type="string">
            <text:p>Hotel/Motel</text:p>
          </table:table-cell>
          <table:table-cell table:style-name="ce21" office:value-type="float" office:value="1848">
            <text:p>1848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99">
            <text:p>299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787">
            <text:p>787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1648">
            <text:p>21648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452">
            <text:p>452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9722">
            <text:p>49722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572">
            <text:p>2572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6607">
            <text:p>6607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3205">
            <text:p>3205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4655">
            <text:p>4655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9471">
            <text:p>947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53547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  <table:table-cell table:number-columns-repeated="13" table:style-name="ce22"/>
        </table:table-row>
        <table:table-row table:style-name="ro2">
          <table:table-cell table:style-name="ce21" office:value-type="string">
            <text:p>Larceny Offenses</text:p>
          </table:table-cell>
          <table:table-cell table:style-name="ce23" office:value-type="float" office:value="12080">
            <text:p>12,080</text:p>
          </table:table-cell>
          <table:table-cell table:style-name="ce23" office:value-type="float" office:value="10873">
            <text:p>10,873</text:p>
          </table:table-cell>
          <table:table-cell table:style-name="ce23" office:value-type="float" office:value="12166">
            <text:p>12,166</text:p>
          </table:table-cell>
          <table:table-cell table:style-name="ce23" office:value-type="float" office:value="12503">
            <text:p>12,503</text:p>
          </table:table-cell>
          <table:table-cell table:style-name="ce23" office:value-type="float" office:value="13194">
            <text:p>13,194</text:p>
          </table:table-cell>
          <table:table-cell table:style-name="ce23" office:value-type="float" office:value="13141">
            <text:p>13,141</text:p>
          </table:table-cell>
          <table:table-cell table:style-name="ce23" office:value-type="float" office:value="14191">
            <text:p>14,191</text:p>
          </table:table-cell>
          <table:table-cell table:style-name="ce23" office:value-type="float" office:value="14426">
            <text:p>14,426</text:p>
          </table:table-cell>
          <table:table-cell table:style-name="ce23" office:value-type="float" office:value="13110">
            <text:p>13,110</text:p>
          </table:table-cell>
          <table:table-cell table:style-name="ce23" office:value-type="float" office:value="13835">
            <text:p>13,835</text:p>
          </table:table-cell>
          <table:table-cell table:style-name="ce23" office:value-type="float" office:value="11971">
            <text:p>11,971</text:p>
          </table:table-cell>
          <table:table-cell table:style-name="ce23" office:value-type="float" office:value="12057">
            <text:p>12,057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399">
            <text:p>399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6398">
            <text:p>26398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2574">
            <text:p>22574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575">
            <text:p>575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37878">
            <text:p>37878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14119">
            <text:p>14119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51270">
            <text:p>5127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53547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2778">
            <text:p>22778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2738">
            <text:p>22738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2627">
            <text:p>22627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1850">
            <text:p>2185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4637">
            <text:p>24637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1330">
            <text:p>21330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7587">
            <text:p>1758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535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tion" style:display-name="PageStyle_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